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4b075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e00d8" style:font-style-asian="normal" style:font-style-complex="normal"/>
    </style:style>
    <style:style style:name="T62" style:family="text">
      <style:text-properties fo:font-style="normal" officeooo:rsid="0045509c" style:font-style-asian="normal" style:font-style-complex="normal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6" style:family="text">
      <style:text-properties style:text-underline-style="none"/>
    </style:style>
    <style:style style:name="T67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60"><text:text-input text:description="&lt;if test=&quot;print_warranty and line.product_id.warranty&quot;&gt;">if</text:text-input></text:span><text:span text:style-name="T60"><text:text-input text:description="&lt;formatLang(line.product_id.warranty,digits=0)&gt;">12</text:text-input></text:span><text:span text:style-name="T60"> </text:span><text:span text:style-name="T62">meses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serial_number&quot;&gt;">if</text:text-input></text:span><text:span text:style-name="T60"><text:text-input text:description="&lt;line.lot_id.name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lot_life_date and line.lot_id.life_date&quot;&gt;">if</text:text-input></text:span><text:span text:style-name="T60"><text:text-input text:description="&lt;formatLang(line.lot_id.life_date,date=True)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4b0756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1" style:family="text">
      <style:text-properties fo:color="#221f1f" fo:letter-spacing="-0.007cm" fo:font-style="normal" officeooo:rsid="0010c812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4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5" style:family="text">
      <style:text-properties style:text-underline-style="none"/>
    </style:style>
    <style:style style:name="MT66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1">OBSERVACIONES</text:span>: <text:span text:style-name="MT62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1">Recibí Conforme</text:span>:</text:p>
              <text:p text:style-name="MP44"><text:span text:style-name="MT61">Fecha</text:span>: <text:s/><text:span text:style-name="MT63"><text:s text:c="5"/>/ <text:s text:c="5"/>/ <text:s text:c="5"/></text:span></text:p>
              <text:p text:style-name="MP44"><text:span text:style-name="MT64">Hora</text:span><text:span text:style-name="MT65">:</text:span><text:span text:style-name="MT66"> <text:s text:c="2"/></text:span><text:span text:style-name="MT63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2-20T10:00:24.985287516</dc:date>
    <meta:editing-duration>P1DT1H6M40S</meta:editing-duration>
    <meta:editing-cycles>327</meta:editing-cycles>
    <meta:generator>LibreOffice/5.1.4.2$Linux_X86_64 LibreOffice_project/10m0$Build-2</meta:generator>
    <meta:document-statistic meta:table-count="6" meta:image-count="0" meta:object-count="0" meta:page-count="1" meta:paragraph-count="60" meta:word-count="295" meta:character-count="1750" meta:non-whitespace-character-count="1517"/>
  </office:meta>
</office:document-meta>
</file>